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paragraph-properties fo:text-align="start" style:justify-single-word="false" fo:widows="1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style:text-position="-33% 80%"/>
    </style:style>
    <style:style style:name="T4" style:family="text">
      <style:text-properties style:text-position="-33% 80%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rprisingly there are only three numbers that can be written as the sum of fourth powers of their digits:</text:p>
      <text:p text:style-name="P2">1634 = 1<text:span text:style-name="T2">4 </text:span>+ 6<text:span text:style-name="T2">4 </text:span>+ 3<text:span text:style-name="T2">4 </text:span>+ 4<text:span text:style-name="T2">4</text:span><text:line-break/>8208 = 8<text:span text:style-name="T2">4 </text:span>+ 2<text:span text:style-name="T2">4 </text:span>+ 0<text:span text:style-name="T2">4 </text:span>+ 8<text:span text:style-name="T2">4</text:span><text:line-break/>9474 = 9<text:span text:style-name="T2">4 </text:span>+ 4<text:span text:style-name="T2">4 </text:span>+ 7<text:span text:style-name="T2">4 </text:span>+ 4<text:span text:style-name="T2">4</text:span></text:p>
      <text:p text:style-name="P4">As 1 = 1<text:span text:style-name="T2">4 </text:span>is not a sum it is not included.</text:p>
      <text:p text:style-name="P4">The sum of these numbers is 1634 + 8208 + 9474 = 19316.</text:p>
      <text:p text:style-name="P4">Find the sum of all the numbers that can be written as the sum of fifth powers of their digit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7T20:41:11.615000000</dc:date>
    <meta:editing-duration>PT1H55M7S</meta:editing-duration>
    <meta:editing-cycles>21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5" meta:word-count="91" meta:character-count="372" meta:non-whitespace-character-count="286"/>
  </office:meta>
</office:document-meta>
</file>